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744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0.6374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3" table:default-cell-style-name="Default"/>
        <table:table-row table:style-name="ro1">
          <table:table-cell table:style-name="ce1"/>
          <table:table-cell table:style-name="ce1" office:value-type="string">
            <text:p>WQ_LIN</text:p>
          </table:table-cell>
          <table:table-cell table:style-name="ce1" office:value-type="string">
            <text:p>WS_LIN</text:p>
          </table:table-cell>
          <table:table-cell table:style-name="ce1" office:value-type="string">
            <text:p>W_LIN</text:p>
          </table:table-cell>
          <table:table-cell table:style-name="ce1" office:value-type="string">
            <text:p>WQ_REG</text:p>
          </table:table-cell>
          <table:table-cell table:style-name="ce1" office:value-type="string">
            <text:p>WS_REG</text:p>
          </table:table-cell>
          <table:table-cell table:style-name="ce1" office:value-type="string">
            <text:p>W_REG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0.1394">
            <text:p>0.1394</text:p>
          </table:table-cell>
          <table:table-cell office:value-type="float" office:value="0.1309">
            <text:p>0.1309</text:p>
          </table:table-cell>
          <table:table-cell office:value-type="float" office:value="0.2703">
            <text:p>0.2703</text:p>
          </table:table-cell>
          <table:table-cell office:value-type="float" office:value="0.1114">
            <text:p>0.1114</text:p>
          </table:table-cell>
          <table:table-cell office:value-type="float" office:value="0.1134">
            <text:p>0.1134</text:p>
          </table:table-cell>
          <table:table-cell office:value-type="float" office:value="0.2248">
            <text:p>0.2248</text:p>
          </table:table-cell>
          <table:table-cell table:number-columns-repeated="3"/>
          <table:table-cell office:value-type="float" office:value="200.07">
            <text:p>200.0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3412">
            <text:p>0.3412</text:p>
          </table:table-cell>
          <table:table-cell office:value-type="float" office:value="0.1351">
            <text:p>0.1351</text:p>
          </table:table-cell>
          <table:table-cell office:value-type="float" office:value="0.4762">
            <text:p>0.4762</text:p>
          </table:table-cell>
          <table:table-cell office:value-type="float" office:value="0.1161">
            <text:p>0.1161</text:p>
          </table:table-cell>
          <table:table-cell office:value-type="float" office:value="0.1111">
            <text:p>0.1111</text:p>
          </table:table-cell>
          <table:table-cell office:value-type="float" office:value="0.2272">
            <text:p>0.2272</text:p>
          </table:table-cell>
          <table:table-cell table:number-columns-repeated="3"/>
          <table:table-cell office:value-type="float" office:value="283.03">
            <text:p>283.0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2149">
            <text:p>0.2149</text:p>
          </table:table-cell>
          <table:table-cell office:value-type="float" office:value="0.1204">
            <text:p>0.1204</text:p>
          </table:table-cell>
          <table:table-cell office:value-type="float" office:value="0.3353">
            <text:p>0.3353</text:p>
          </table:table-cell>
          <table:table-cell office:value-type="float" office:value="0.0335">
            <text:p>0.0335</text:p>
          </table:table-cell>
          <table:table-cell office:value-type="float" office:value="0.0875">
            <text:p>0.0875</text:p>
          </table:table-cell>
          <table:table-cell office:value-type="float" office:value="0.121">
            <text:p>0.121</text:p>
          </table:table-cell>
          <table:table-cell table:number-columns-repeated="3"/>
          <table:table-cell office:value-type="float" office:value="227.55">
            <text:p>227.5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457">
            <text:p>0.1457</text:p>
          </table:table-cell>
          <table:table-cell office:value-type="float" office:value="0.1174">
            <text:p>0.1174</text:p>
          </table:table-cell>
          <table:table-cell office:value-type="float" office:value="0.2631">
            <text:p>0.2631</text:p>
          </table:table-cell>
          <table:table-cell office:value-type="float" office:value="0.0772">
            <text:p>0.0772</text:p>
          </table:table-cell>
          <table:table-cell office:value-type="float" office:value="0.1078">
            <text:p>0.1078</text:p>
          </table:table-cell>
          <table:table-cell office:value-type="float" office:value="0.185">
            <text:p>0.185</text:p>
          </table:table-cell>
          <table:table-cell table:number-columns-repeated="3"/>
          <table:table-cell office:value-type="float" office:value="213.73">
            <text:p>213.7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638">
            <text:p>0.1638</text:p>
          </table:table-cell>
          <table:table-cell office:value-type="float" office:value="0.1205">
            <text:p>0.1205</text:p>
          </table:table-cell>
          <table:table-cell office:value-type="float" office:value="0.2843">
            <text:p>0.2843</text:p>
          </table:table-cell>
          <table:table-cell office:value-type="float" office:value="0.1309">
            <text:p>0.1309</text:p>
          </table:table-cell>
          <table:table-cell office:value-type="float" office:value="0.0965">
            <text:p>0.0965</text:p>
          </table:table-cell>
          <table:table-cell office:value-type="float" office:value="0.2274">
            <text:p>0.2274</text:p>
          </table:table-cell>
          <table:table-cell table:number-columns-repeated="3"/>
          <table:table-cell office:value-type="float" office:value="302.98">
            <text:p>302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34">
            <text:p>0.134</text:p>
          </table:table-cell>
          <table:table-cell office:value-type="float" office:value="0.1166">
            <text:p>0.1166</text:p>
          </table:table-cell>
          <table:table-cell office:value-type="float" office:value="0.2506">
            <text:p>0.2506</text:p>
          </table:table-cell>
          <table:table-cell office:value-type="float" office:value="0.1233">
            <text:p>0.1233</text:p>
          </table:table-cell>
          <table:table-cell office:value-type="float" office:value="0.0983">
            <text:p>0.0983</text:p>
          </table:table-cell>
          <table:table-cell office:value-type="float" office:value="0.2216">
            <text:p>0.2216</text:p>
          </table:table-cell>
          <table:table-cell table:number-columns-repeated="3"/>
          <table:table-cell office:value-type="float" office:value="312.75">
            <text:p>312.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2101">
            <text:p>0.2101</text:p>
          </table:table-cell>
          <table:table-cell office:value-type="float" office:value="0.1238">
            <text:p>0.1238</text:p>
          </table:table-cell>
          <table:table-cell office:value-type="float" office:value="0.3339">
            <text:p>0.3339</text:p>
          </table:table-cell>
          <table:table-cell office:value-type="float" office:value="0.0981">
            <text:p>0.0981</text:p>
          </table:table-cell>
          <table:table-cell office:value-type="float" office:value="0.0977">
            <text:p>0.0977</text:p>
          </table:table-cell>
          <table:table-cell office:value-type="float" office:value="0.1958">
            <text:p>0.1958</text:p>
          </table:table-cell>
          <table:table-cell table:number-columns-repeated="3"/>
          <table:table-cell office:value-type="float" office:value="391.13">
            <text:p>391.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5202">
            <text:p>0.5202</text:p>
          </table:table-cell>
          <table:table-cell office:value-type="float" office:value="0.1541">
            <text:p>0.1541</text:p>
          </table:table-cell>
          <table:table-cell office:value-type="float" office:value="0.6743">
            <text:p>0.6743</text:p>
          </table:table-cell>
          <table:table-cell office:value-type="float" office:value="0.1417">
            <text:p>0.1417</text:p>
          </table:table-cell>
          <table:table-cell office:value-type="float" office:value="0.1006">
            <text:p>0.1006</text:p>
          </table:table-cell>
          <table:table-cell office:value-type="float" office:value="0.2423">
            <text:p>0.2423</text:p>
          </table:table-cell>
          <table:table-cell table:number-columns-repeated="3"/>
          <table:table-cell office:value-type="float" office:value="302.4">
            <text:p>302.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3392">
            <text:p>0.3392</text:p>
          </table:table-cell>
          <table:table-cell office:value-type="float" office:value="0.1295">
            <text:p>0.1295</text:p>
          </table:table-cell>
          <table:table-cell office:value-type="float" office:value="0.4687">
            <text:p>0.4687</text:p>
          </table:table-cell>
          <table:table-cell office:value-type="float" office:value="0.0743">
            <text:p>0.0743</text:p>
          </table:table-cell>
          <table:table-cell office:value-type="float" office:value="0.0945">
            <text:p>0.0945</text:p>
          </table:table-cell>
          <table:table-cell office:value-type="float" office:value="0.1688">
            <text:p>0.1688</text:p>
          </table:table-cell>
          <table:table-cell table:number-columns-repeated="3"/>
          <table:table-cell office:value-type="float" office:value="213.44">
            <text:p>213.4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3355">
            <text:p>0.3355</text:p>
          </table:table-cell>
          <table:table-cell office:value-type="float" office:value="0.1343">
            <text:p>0.1343</text:p>
          </table:table-cell>
          <table:table-cell office:value-type="float" office:value="0.4698">
            <text:p>0.4698</text:p>
          </table:table-cell>
          <table:table-cell office:value-type="float" office:value="0.0871">
            <text:p>0.0871</text:p>
          </table:table-cell>
          <table:table-cell office:value-type="float" office:value="0.0934">
            <text:p>0.0934</text:p>
          </table:table-cell>
          <table:table-cell office:value-type="float" office:value="0.1805">
            <text:p>0.1805</text:p>
          </table:table-cell>
          <table:table-cell table:number-columns-repeated="3"/>
          <table:table-cell office:value-type="float" office:value="241.99">
            <text:p>241.9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UM</text:p>
          </table:table-cell>
          <table:table-cell table:formula="of:=SUM([.B2:.B11])" office:value-type="float" office:value="2.544">
            <text:p>2.544</text:p>
          </table:table-cell>
          <table:table-cell table:formula="of:=SUM([.C2:.C11])" office:value-type="float" office:value="1.2826">
            <text:p>1.2826</text:p>
          </table:table-cell>
          <table:table-cell table:formula="of:=SUM([.D2:.D11])" office:value-type="float" office:value="3.8265">
            <text:p>3.8265</text:p>
          </table:table-cell>
          <table:table-cell table:formula="of:=SUM([.E2:.E11])" office:value-type="float" office:value="0.9936">
            <text:p>0.9936</text:p>
          </table:table-cell>
          <table:table-cell table:formula="of:=SUM([.F2:.F11])" office:value-type="float" office:value="1.0008">
            <text:p>1.0008</text:p>
          </table:table-cell>
          <table:table-cell table:formula="of:=SUM([.G2:.G11])" office:value-type="float" office:value="1.9944">
            <text:p>1.994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VG</text:p>
          </table:table-cell>
          <table:table-cell table:formula="of:=AVERAGE([.B2:.B11])" office:value-type="float" office:value="0.2544">
            <text:p>0.2544</text:p>
          </table:table-cell>
          <table:table-cell table:formula="of:=AVERAGE([.C2:.C11])" office:value-type="float" office:value="0.12826">
            <text:p>0.12826</text:p>
          </table:table-cell>
          <table:table-cell table:formula="of:=AVERAGE([.D2:.D11])" office:value-type="float" office:value="0.38265">
            <text:p>0.38265</text:p>
          </table:table-cell>
          <table:table-cell table:formula="of:=AVERAGE([.E2:.E11])" office:value-type="float" office:value="0.09936">
            <text:p>0.09936</text:p>
          </table:table-cell>
          <table:table-cell table:formula="of:=AVERAGE([.F2:.F11])" office:value-type="float" office:value="0.10008">
            <text:p>0.10008</text:p>
          </table:table-cell>
          <table:table-cell table:formula="of:=AVERAGE([.G2:.G11])" office:value-type="float" office:value="0.19944">
            <text:p>0.1994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VAR</text:p>
          </table:table-cell>
          <table:table-cell table:formula="of:=VAR( [.B2:.B11])" office:value-type="float" office:value="0.0159133422222222">
            <text:p>0.0159133422</text:p>
          </table:table-cell>
          <table:table-cell table:formula="of:=VAR( [.C2:.C11])" office:value-type="float" office:value="0.000128362666666667">
            <text:p>0.0001283627</text:p>
          </table:table-cell>
          <table:table-cell table:formula="of:=VAR( [.D2:.D11])" office:value-type="float" office:value="0.0186060316666667">
            <text:p>0.0186060317</text:p>
          </table:table-cell>
          <table:table-cell table:formula="of:=VAR( [.E2:.E11])" office:value-type="float" office:value="0.00104380711111111">
            <text:p>0.0010438071</text:p>
          </table:table-cell>
          <table:table-cell table:formula="of:=VAR( [.F2:.F11])" office:value-type="float" office:value="0.0000682662222222222">
            <text:p>6.82662222222222E-005</text:p>
          </table:table-cell>
          <table:table-cell table:formula="of:=VAR( [.G2:.G11])" office:value-type="float" office:value="0.001355076">
            <text:p>0.00135507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TD</text:p>
          </table:table-cell>
          <table:table-cell table:formula="of:=STDEV([.B2:.B11] )" office:value-type="float" office:value="0.126148096387628">
            <text:p>0.1261480964</text:p>
          </table:table-cell>
          <table:table-cell table:formula="of:=STDEV([.C2:.C11] )" office:value-type="float" office:value="0.0113297249157544">
            <text:p>0.0113297249</text:p>
          </table:table-cell>
          <table:table-cell table:formula="of:=STDEV([.D2:.D11] )" office:value-type="float" office:value="0.136403928340304">
            <text:p>0.1364039283</text:p>
          </table:table-cell>
          <table:table-cell table:formula="of:=STDEV([.E2:.E11] )" office:value-type="float" office:value="0.032308003824302">
            <text:p>0.0323080038</text:p>
          </table:table-cell>
          <table:table-cell table:formula="of:=STDEV([.F2:.F11] )" office:value-type="float" office:value="0.0082623375761477">
            <text:p>0.0082623376</text:p>
          </table:table-cell>
          <table:table-cell table:formula="of:=STDEV([.G2:.G11] )" office:value-type="float" office:value="0.0368113569432044">
            <text:p>0.036811356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-95%</text:p>
          </table:table-cell>
          <table:table-cell table:formula="of:=CONFIDENCE(0.05;[.B16];COUNT( [.B2:.B11]))" office:value-type="float" office:value="0.0781859634757287">
            <text:p>0.0781859635</text:p>
          </table:table-cell>
          <table:table-cell table:formula="of:=CONFIDENCE(0.05;[.C16];COUNT( [.C2:.C11]))" office:value-type="float" office:value="0.00702210722016181">
            <text:p>0.0070221072</text:p>
          </table:table-cell>
          <table:table-cell table:formula="of:=CONFIDENCE(0.05;[.D16];COUNT( [.D2:.D11]))" office:value-type="float" office:value="0.0845424771721475">
            <text:p>0.0845424772</text:p>
          </table:table-cell>
          <table:table-cell table:formula="of:=CONFIDENCE(0.05;[.E16];COUNT( [.E2:.E11]))" office:value-type="float" office:value="0.0200243402739791">
            <text:p>0.0200243403</text:p>
          </table:table-cell>
          <table:table-cell table:formula="of:=CONFIDENCE(0.05;[.F16];COUNT( [.F2:.F11]))" office:value-type="float" office:value="0.00512095578491965">
            <text:p>0.0051209558</text:p>
          </table:table-cell>
          <table:table-cell table:formula="of:=CONFIDENCE(0.05;[.G16];COUNT( [.G2:.G11]))" office:value-type="float" office:value="0.0228154961657881">
            <text:p>0.022815496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I-MIN</text:p>
          </table:table-cell>
          <table:table-cell table:formula="of:=[.B14]-[.B17]" office:value-type="float" office:value="0.176214036524271">
            <text:p>0.1762140365</text:p>
          </table:table-cell>
          <table:table-cell table:formula="of:=[.C14]-[.C17]" office:value-type="float" office:value="0.121237892779838">
            <text:p>0.1212378928</text:p>
          </table:table-cell>
          <table:table-cell table:formula="of:=[.D14]-[.D17]" office:value-type="float" office:value="0.298107522827852">
            <text:p>0.2981075228</text:p>
          </table:table-cell>
          <table:table-cell table:formula="of:=[.E14]-[.E17]" office:value-type="float" office:value="0.0793356597260209">
            <text:p>0.0793356597</text:p>
          </table:table-cell>
          <table:table-cell table:formula="of:=[.F14]-[.F17]" office:value-type="float" office:value="0.0949590442150804">
            <text:p>0.0949590442</text:p>
          </table:table-cell>
          <table:table-cell table:formula="of:=[.G14]-[.G17]" office:value-type="float" office:value="0.176624503834212">
            <text:p>0.176624503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I-MAX</text:p>
          </table:table-cell>
          <table:table-cell table:formula="of:=[.B14]+[.B17]" office:value-type="float" office:value="0.332585963475729">
            <text:p>0.3325859635</text:p>
          </table:table-cell>
          <table:table-cell table:formula="of:=[.C14]+[.C17]" office:value-type="float" office:value="0.135282107220162">
            <text:p>0.1352821072</text:p>
          </table:table-cell>
          <table:table-cell table:formula="of:=[.D14]+[.D17]" office:value-type="float" office:value="0.467192477172148">
            <text:p>0.4671924772</text:p>
          </table:table-cell>
          <table:table-cell table:formula="of:=[.E14]+[.E17]" office:value-type="float" office:value="0.119384340273979">
            <text:p>0.1193843403</text:p>
          </table:table-cell>
          <table:table-cell table:formula="of:=[.F14]+[.F17]" office:value-type="float" office:value="0.10520095578492">
            <text:p>0.1052009558</text:p>
          </table:table-cell>
          <table:table-cell table:formula="of:=[.G14]+[.G17]" office:value-type="float" office:value="0.222255496165788">
            <text:p>0.222255496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HEORY</text:p>
          </table:table-cell>
          <table:table-cell office:value-type="float" office:value="0.208">
            <text:p>0.208</text:p>
          </table:table-cell>
          <table:table-cell office:value-type="float" office:value="0.125">
            <text:p>0.125</text:p>
          </table:table-cell>
          <table:table-cell office:value-type="float" office:value="0.333">
            <text:p>0.33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IF(ABS([.B14]-[.B22])&lt;[.B17];&quot;PASS&quot;;&quot;FAIL&quot;)" office:value-type="string" office:string-value="PASS">
            <text:p>PASS</text:p>
          </table:table-cell>
          <table:table-cell table:style-name="ce2" table:formula="of:=IF(ABS([.C14]-[.C22])&lt;[.C17];&quot;PASS&quot;;&quot;FAIL&quot;)" office:value-type="string" office:string-value="PASS">
            <text:p>PASS</text:p>
          </table:table-cell>
          <table:table-cell table:style-name="ce2" table:formula="of:=IF(ABS([.D14]-[.D22])&lt;[.D17];&quot;PASS&quot;;&quot;FAIL&quot;)" office:value-type="string" office:string-value="PASS">
            <text:p>PASS</text:p>
          </table:table-cell>
          <table:table-cell table:style-name="ce2" table:formula="of:=IF(ABS([.E14]-[.E22])&lt;[.E17];&quot;PASS&quot;;&quot;FAIL&quot;)" office:value-type="string" office:string-value="PASS">
            <text:p>PASS</text:p>
          </table:table-cell>
          <table:table-cell table:style-name="ce2" table:formula="of:=IF(ABS([.F14]-[.F22])&lt;[.F17];&quot;PASS&quot;;&quot;FAIL&quot;)" office:value-type="string" office:string-value="PASS">
            <text:p>PASS</text:p>
          </table:table-cell>
          <table:table-cell table:style-name="ce2" table:formula="of:=IF(ABS([.G14]-[.G22])&lt;[.G17];&quot;PASS&quot;;&quot;FAIL&quot;)" office:value-type="string" office:string-value="PASS">
            <text:p>PASS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 Mono" svg:font-family="'Ubuntu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4">12/04/2011</text:date>, <text:time>17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04T17:52:28</dc:date>
    <dc:creator>Michael Cotterell</dc:creator>
    <meta:generator>LibreOffice/3.4$Unix LibreOffice_project/340m1$Build-402</meta:generator>
    <meta:editing-duration>PT43M19S</meta:editing-duration>
    <meta:editing-cycles>9</meta:editing-cycles>
    <meta:document-statistic meta:table-count="1" meta:cell-count="138" meta:object-count="0"/>
  </office:meta>
</office:document-meta>
</file>